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 Homa" svg:font-family="'B 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weight="bold" officeooo:rsid="0003b6c2" officeooo:paragraph-rsid="0003b6c2" style:font-weight-asian="bold" style:font-weight-complex="bold"/>
    </style:style>
    <style:style style:name="P2" style:family="paragraph" style:parent-style-name="Standard">
      <style:paragraph-properties fo:text-align="center" style:justify-single-word="false" style:writing-mode="rl-tb"/>
      <style:text-properties style:font-name="B Homa" officeooo:rsid="0000cd1c" officeooo:paragraph-rsid="0000cd1c" style:font-name-complex="B Homa"/>
    </style:style>
    <style:style style:name="P3" style:family="paragraph" style:parent-style-name="Standard">
      <style:paragraph-properties fo:text-align="end" style:justify-single-word="false" style:writing-mode="rl-tb"/>
      <style:text-properties style:font-name="B Homa" officeooo:rsid="0000cd1c" officeooo:paragraph-rsid="0000cd1c" style:font-name-complex="B Homa"/>
    </style:style>
    <style:style style:name="P4" style:family="paragraph" style:parent-style-name="Standard">
      <style:paragraph-properties fo:text-align="end" style:justify-single-word="false" style:writing-mode="rl-tb"/>
      <style:text-properties style:font-name="B Homa" fo:font-weight="bold" officeooo:rsid="0000cd1c" officeooo:paragraph-rsid="0000cd1c" style:font-weight-asian="bold" style:font-name-complex="B Homa" style:font-weight-complex="bold"/>
    </style:style>
    <style:style style:name="P5" style:family="paragraph" style:parent-style-name="Standard">
      <style:paragraph-properties fo:text-align="end" style:justify-single-word="false" style:writing-mode="rl-tb"/>
      <style:text-properties style:font-name="B Homa" fo:font-weight="bold" officeooo:rsid="0002543a" officeooo:paragraph-rsid="0002543a" style:font-weight-asian="bold" style:font-name-complex="B Homa" style:font-weight-complex="bold"/>
    </style:style>
    <style:style style:name="P6" style:family="paragraph" style:parent-style-name="Standard">
      <style:paragraph-properties fo:text-align="end" style:justify-single-word="false" style:writing-mode="rl-tb"/>
      <style:text-properties style:font-name="B Homa" fo:font-weight="normal" officeooo:rsid="0000cd1c" officeooo:paragraph-rsid="0000cd1c" style:font-weight-asian="normal" style:font-name-complex="B Homa" style:font-weight-complex="normal"/>
    </style:style>
    <style:style style:name="P7" style:family="paragraph" style:parent-style-name="Standard">
      <style:paragraph-properties fo:text-align="end" style:justify-single-word="false" style:writing-mode="rl-tb"/>
      <style:text-properties style:font-name="B Homa" fo:font-weight="normal" officeooo:rsid="0002543a" officeooo:paragraph-rsid="0002543a" style:font-weight-asian="normal" style:font-name-complex="B Homa" style:font-weight-complex="normal"/>
    </style:style>
    <style:style style:name="P8" style:family="paragraph" style:parent-style-name="Standard">
      <style:paragraph-properties fo:text-align="end" style:justify-single-word="false" style:writing-mode="rl-tb"/>
      <style:text-properties style:font-name="B Homa" fo:font-weight="normal" officeooo:rsid="0003b6c2" officeooo:paragraph-rsid="0003b6c2" style:font-weight-asian="normal" style:font-name-complex="B Homa" style:font-weight-complex="normal"/>
    </style:style>
    <style:style style:name="P9" style:family="paragraph" style:parent-style-name="Standard">
      <style:paragraph-properties fo:text-align="end" style:justify-single-word="false" style:writing-mode="rl-tb"/>
      <style:text-properties style:font-name="B Homa" fo:font-weight="normal" officeooo:rsid="0007628e" officeooo:paragraph-rsid="0007628e" style:font-weight-asian="normal" style:font-name-complex="B Homa" style:font-weight-complex="normal"/>
    </style:style>
    <style:style style:name="P10" style:family="paragraph" style:parent-style-name="Standard">
      <style:paragraph-properties fo:text-align="start" style:justify-single-word="false" style:writing-mode="lr-tb"/>
      <style:text-properties style:font-name="B Homa" fo:font-weight="normal" officeooo:rsid="0000cd1c" officeooo:paragraph-rsid="0000cd1c" style:font-weight-asian="normal" style:font-name-complex="B Homa" style:font-weight-complex="normal"/>
    </style:style>
    <style:style style:name="P11" style:family="paragraph" style:parent-style-name="Standard">
      <style:paragraph-properties fo:text-align="start" style:justify-single-word="false" style:writing-mode="lr-tb"/>
      <style:text-properties style:font-name="B Homa" fo:font-weight="normal" officeooo:rsid="0003b6c2" officeooo:paragraph-rsid="0003b6c2" style:font-weight-asian="normal" style:font-name-complex="B Homa" style:font-weight-complex="normal"/>
    </style:style>
    <style:style style:name="P12" style:family="paragraph" style:parent-style-name="Standard">
      <style:paragraph-properties fo:text-align="end" style:justify-single-word="false" fo:break-before="page" style:writing-mode="rl-tb"/>
      <style:text-properties style:font-name="B Homa" fo:font-weight="bold" officeooo:rsid="0002543a" officeooo:paragraph-rsid="0002543a" style:font-weight-asian="bold" style:font-name-complex="B Homa" style:font-weight-complex="bold"/>
    </style:style>
    <style:style style:name="P13" style:family="paragraph" style:parent-style-name="Standard">
      <style:paragraph-properties fo:text-align="end" style:justify-single-word="false" fo:break-before="page" style:writing-mode="rl-tb"/>
      <style:text-properties style:font-name="B Homa" fo:font-weight="bold" officeooo:rsid="0007628e" officeooo:paragraph-rsid="0007628e" style:font-weight-asian="bold" style:font-name-complex="B Homa" style:font-weight-complex="bold"/>
    </style:style>
    <style:style style:name="P14" style:family="paragraph" style:parent-style-name="Standard" style:list-style-name="L1">
      <style:paragraph-properties fo:text-align="end" style:justify-single-word="false" style:writing-mode="rl-tb"/>
      <style:text-properties officeooo:paragraph-rsid="0000cd1c"/>
    </style:style>
    <style:style style:name="P15" style:family="paragraph" style:parent-style-name="Standard" style:list-style-name="L1">
      <style:paragraph-properties fo:text-align="end" style:justify-single-word="false" style:writing-mode="rl-tb"/>
      <style:text-properties fo:font-weight="bold" officeooo:rsid="0000cd1c" officeooo:paragraph-rsid="0000cd1c" style:font-weight-asian="bold" style:font-weight-complex="bold"/>
    </style:style>
    <style:style style:name="P16" style:family="paragraph" style:parent-style-name="Standard" style:list-style-name="L1">
      <style:paragraph-properties fo:text-align="end" style:justify-single-word="false" style:writing-mode="rl-tb"/>
      <style:text-properties fo:font-weight="bold" officeooo:rsid="0000daf7" officeooo:paragraph-rsid="0000daf7" style:font-weight-asian="bold" style:font-weight-complex="bold"/>
    </style:style>
    <style:style style:name="P17" style:family="paragraph" style:parent-style-name="Standard" style:list-style-name="L2">
      <style:paragraph-properties fo:text-align="end" style:justify-single-word="false" style:writing-mode="rl-tb"/>
      <style:text-properties fo:font-weight="bold" officeooo:rsid="0003b6c2" officeooo:paragraph-rsid="0003b6c2" style:font-weight-asian="bold" style:font-weight-complex="bold"/>
    </style:style>
    <style:style style:name="P18" style:family="paragraph" style:parent-style-name="Standard">
      <style:paragraph-properties fo:text-align="end" style:justify-single-word="false" style:writing-mode="rl-tb"/>
      <style:text-properties style:font-name="B Homa" fo:font-weight="normal" officeooo:rsid="0007628e" officeooo:paragraph-rsid="0007628e" style:font-weight-asian="normal" style:font-name-complex="B Homa" style:font-weight-complex="normal"/>
    </style:style>
    <style:style style:name="P19" style:family="paragraph" style:parent-style-name="Standard">
      <style:paragraph-properties fo:text-align="end" style:justify-single-word="false" style:writing-mode="rl-tb"/>
      <style:text-properties style:font-name="B Homa" fo:font-weight="normal" officeooo:rsid="0008ed8e" officeooo:paragraph-rsid="0008ed8e" style:font-weight-asian="normal" style:font-name-complex="B Homa" style:font-weight-complex="normal"/>
    </style:style>
    <style:style style:name="T1" style:family="text">
      <style:text-properties style:font-name="B Homa" fo:font-weight="bold" officeooo:rsid="0000cd1c" style:font-weight-asian="bold" style:font-name-complex="B Homa" style:font-weight-complex="bold"/>
    </style:style>
    <style:style style:name="T2" style:family="text">
      <style:text-properties style:font-name="B Homa" fo:font-weight="normal" style:font-weight-asian="normal" style:font-name-complex="B Homa" style:font-weight-complex="normal"/>
    </style:style>
    <style:style style:name="T3" style:family="text">
      <style:text-properties style:font-name="B Homa" fo:font-weight="normal" officeooo:rsid="0000cd1c" style:font-weight-asian="normal" style:font-name-complex="B Homa" style:font-weight-complex="normal"/>
    </style:style>
    <style:style style:name="T4" style:family="text">
      <style:text-properties style:font-name="B Homa" fo:font-weight="normal" officeooo:rsid="0002543a" style:font-weight-asian="normal" style:font-name-complex="B Homa" style:font-weight-complex="normal"/>
    </style:style>
    <style:style style:name="T5" style:family="text">
      <style:text-properties style:font-name="B Homa" fo:font-weight="normal" officeooo:rsid="00057575" style:font-weight-asian="normal" style:font-name-complex="B Homa" style:font-weight-complex="normal"/>
    </style:style>
    <style:style style:name="T6" style:family="text">
      <style:text-properties style:font-name="B Homa" style:font-name-complex="B Homa"/>
    </style:style>
    <style:style style:name="T7" style:family="text">
      <style:text-properties officeooo:rsid="0008ed8e"/>
    </style:style>
    <style:style style:name="T8" style:family="text">
      <style:text-properties officeooo:rsid="0009c4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به نام خدا</text:p>
      <text:p text:style-name="P3"/>
      <text:p text:style-name="P4">مسیله ۸ وزیر</text:p>
      <text:p text:style-name="P4"/>
      <text:p text:style-name="P6">در این مسیله با فرض ورودی </text:p>
      <text:p text:style-name="P10">[1, 0, 0, 0, 0, 0, 0, 0]</text:p>
      <text:p text:style-name="P10">[0, 1, 0, 0, 0, 1, 0, 0]</text:p>
      <text:p text:style-name="P10">[0, 0, 0, 0, 0, 0, 1, 0]</text:p>
      <text:p text:style-name="P10">[0, 0, 1, 0, 1, 0, 0, 0]</text:p>
      <text:p text:style-name="P10">[0, 0, 0, 0, 0, 0, 0, 1]</text:p>
      <text:p text:style-name="P10">[0, 0, 0, 0, 0, 0, 0, 0]</text:p>
      <text:p text:style-name="P10">[0, 0, 0, 1, 0, 0, 0, 0]</text:p>
      <text:p text:style-name="P10">[0, 0, 0, 0, 0, 0, 0, 0]</text:p>
      <text:p text:style-name="P6">به حل مسیله با ۴ شیوه مختلف از راه حل تپه نوردی پرداخته ایم.</text:p>
      <text:p text:style-name="P6"/>
      <text:list xml:id="list688669594" text:style-name="L1">
        <text:list-item>
          <text:p text:style-name="P14"><text:span text:style-name="T1">استاندارد:</text:span><text:span text:style-name="T3"> در این راه حل خروجی ها به شرح زیر بود:<text:line-break/>تعداد نود دیده شده: ۱۶۸<text:line-break/>تعداد نود باز شده: ۲<text:line-break/>مسیر: [{5=‘1’, 7=‘5’}]<text:line-break/>ارزش مقدار آخر: ۱<text:line-break/></text:span></text:p>
        </text:list-item>
        <text:list-item>
          <text:p text:style-name="P15"><text:span text:style-name="T6">اول بهترین:</text:span><text:span text:style-name="T2"> <text:s/>در این راه حل خروجی ها به شرح زیر بود:<text:line-break/>تعداد نود دیده شده: ۲۲۴<text:line-break/>تعداد نود باز شده: ۳<text:line-break/>مسیر: [{5=‘7’,4=’0’,۰=‘5’}]<text:line-break/>ارزش مقدار آخر: ۱<text:line-break/></text:span></text:p>
        </text:list-item>
        <text:list-item>
          <text:p text:style-name="P15"><text:span text:style-name="T6">تصادفی:</text:span><text:span text:style-name="T2"> <text:s/>در این راه حل خروجی ها به شرح زیر بود:<text:line-break/>تعداد نود دیده شده: ۱۶۸<text:line-break/>تعداد نود باز شده: ۲<text:line-break/>مسیر: [{5=‘1’, 7=‘5’}]<text:line-break/>ارزش مقدار آخر: ۱<text:line-break/></text:span></text:p>
        </text:list-item>
        <text:list-item>
          <text:p text:style-name="P16"><text:span text:style-name="T6">شروع تصادفی: </text:span><text:span text:style-name="T3"><text:s/>در این راه حل خروجی ها به شرح زیر بود:<text:line-break/>تعداد نود دیده شده: </text:span><text:span text:style-name="T4">1680</text:span><text:span text:style-name="T3"><text:line-break/>تعداد نود باز شده: </text:span><text:span text:style-name="T4">21</text:span><text:span text:style-name="T3"><text:line-break/>مسیر: [{</text:span><text:span text:style-name="T4">3</text:span><text:span text:style-name="T3">=‘</text:span><text:span text:style-name="T4">0</text:span><text:span text:style-name="T3">’, </text:span><text:span text:style-name="T4">2</text:span><text:span text:style-name="T3">=‘</text:span><text:span text:style-name="T4">6</text:span><text:span text:style-name="T3">’}]<text:line-break/>ارزش مقدار آخر: </text:span><text:span text:style-name="T4">0<text:line-break/><text:line-break/></text:span></text:p>
        </text:list-item>
      </text:list>
      <text:p text:style-name="P7">البته لازم به ذکر هست که در شروع تصادفی مقدار اولیه تغییر کرده است. همچنین در انتخاب تصادفی و شروع تصادفی هم خروجی های مختلفی وجود داشت که فقط یکی از آنها را نمایش داده ایم.</text:p>
      <text:p text:style-name="P7">در بین راه حل ها روش استاندارد ممکن هست بخاطر مناسب نبودن حالت اولیه در یک مینیمم یا یک شانه گیر کند که همانطور که مشاهده میشود در این شانه گیر کرده است. این برای اولین بهترین هم صادق هست.</text:p>
      <text:p text:style-name="P7"/>
      <text:p text:style-name="P7">در جستجوی تصادفی نیز امکان به مینیمم سراسر نرسیدن وجود دارد. شاید بخاطر انتخاب اشتباه به جواب غیر مینیمم سراسری برسد.</text:p>
      <text:p text:style-name="P7">در جستجوی شروع تصادفی حتما به جواب مینیمم سراسری میرسیم ولی با صرف هزینه زمان.</text:p>
      <text:p text:style-name="P7"/>
      <text:p text:style-name="P7"><text:line-break/></text:p>
      <text:p text:style-name="P12">مسیله گراف</text:p>
      <text:p text:style-name="P5"/>
      <text:p text:style-name="P7">در این مسیله ورودی اولیه </text:p>
      <text:p text:style-name="P11">0 1 1 0 0 1 0</text:p>
      <text:p text:style-name="P11">1 0 1 1 0 0 0</text:p>
      <text:p text:style-name="P11">1 1 0 0 1 0 1</text:p>
      <text:p text:style-name="P11">0 1 0 0 1 1 0</text:p>
      <text:p text:style-name="P11">0 0 1 1 0 0 0</text:p>
      <text:p text:style-name="P11">1 0 0 1 0 0 1</text:p>
      <text:p text:style-name="P11">0 0 1 0 0 1 0</text:p>
      <text:p text:style-name="P8">میباشد و طبق آن مسیله حل شده است.</text:p>
      <text:p text:style-name="P8"/>
      <text:p text:style-name="P8">در این مسیله ۳ روش مختلف برای سرد کردن در نظر گرفته شده است. بعلت طولانی بودن خروجی اصلی فقط تعداد نود های دیده شده و بسط داده شده و مقدار آخر را نمایش داده شده است. عدد -۱ به معنای گسسته شدن یال بین این دو نود هست.</text:p>
      <text:p text:style-name="P8"/>
      <text:list xml:id="list1033987758" text:style-name="L2">
        <text:list-item>
          <text:p text:style-name="P17"><text:span text:style-name="T6">خطی:</text:span><text:span text:style-name="T2"> بصورت خطی هر دفعه از ۱۰۰ عدد ۵ را کم میکنیم. یعنی طی ۲۰ بار اجرای حلقه به جواب نهایی میرسیم. خروجی به شرح زیر است:<text:line-break/>تعداد نود های دیده شده: ۹۰<text:line-break/>تعداد نود های بسط داده شده: ۱۹ <text:line-break/>مقدار نهایی:<text:line-break/>[0, -1, -1, 0, 0, 1, 0]<text:line-break/>[-1, 0, 1, 1, 0, 0, 0]<text:line-break/>[-1, 1, 0, 0, 1, 0, -1]<text:line-break/>[0, 1, 0, 0, 1, -1, 0]<text:line-break/>[0, 0, 1, 1, 0, 0, 0]<text:line-break/>[1, 0, 0, -1, 0, 0, 1]<text:line-break/>[0, 0, -1, 0, 0, 1, 0]<text:line-break/>ارزش مقدار نهایی: ۵<text:line-break/></text:span></text:p>
        </text:list-item>
        <text:list-item>
          <text:p text:style-name="P17"><text:span text:style-name="T6">لگاریتمی: </text:span><text:span text:style-name="T2">در هر دفعه عدد ۱۰۰ را بر ۲ تقسیم میکنیم. این حلقه به تعداد خیلی زیادی تکرار خواهد شد(فقط با پایتون۳ تعداد آن زیاد خواهد بود)<text:line-break/> خروجی به شرح زیر است:<text:line-break/>تعداد نود های دیده شده: ۵۳۷۱<text:line-break/>تعداد نود های بسط داده شده: ۱۰۸۱<text:line-break/>مقدار نهایی:<text:line-break/>[0, 1, 1, 0, 0, -1, 0]<text:line-break/>[1, 0, 1, -1, 0, 0, 0]<text:line-break/>[1, 1, 0, 0, -1, 0, -1]<text:line-break/>[0, -1, 0, 0, 1, 1, 0]<text:line-break/>[0, 0, -1, 1, 0, 0, 0]<text:line-break/>[-1, 0, 0, 1, 0, 0, 1]<text:line-break/>[0, 0, -1, 0, 0, 1, 0]<text:line-break/>ارزش مقدار نهایی: ۵<text:line-break/></text:span></text:p>
        </text:list-item>
        <text:list-item>
          <text:p text:style-name="P17"><text:span text:style-name="T6">جذری:</text:span><text:span text:style-name="T2"> هر دفعه جذر مقدار احتمال را میگرفتیم تا به ۱ برسد. اینجا عدد را از ۱۰۰۰۰ شروع کردیم.<text:line-break/> خروجی به شرح زیر است:<text:line-break/>تعداد نود های دیده شده: ۱۸<text:line-break/>تعداد نود های بسط داده شده: ۳<text:line-break/>مقدار نهایی:<text:line-break/>[0, 1, -1, 0, 0, 1, 0]<text:line-break/>[1, 0, -1, 1, 0, 0, 0]<text:line-break/>[-1, -1, 0, 0, -1, 0, 1]<text:line-break/>[0, 1, 0, 0, 1, 1, 0]<text:line-break/></text:span><text:soft-page-break/><text:span text:style-name="T2">[0, 0, -1, 1, 0, 0, 0]<text:line-break/>[1, 0, 0, 1, 0, 0, -1]<text:line-break/>[0, 0, 1, 0, 0, -1, 0]<text:line-break/>ارزش مقدار نهایی: ۷</text:span></text:p>
        </text:list-item>
      </text:list>
      <text:p text:style-name="P8"/>
      <text:p text:style-name="P8"/>
      <text:p text:style-name="P1"><text:span text:style-name="T2">همانطور که میدانیم از الگوریتم با اجراهای مختلف خروجی های مختلفی خواهند داشت ولی طبق آزمایش ها در راه حل ۲ که تعداد اجراهای حلقه زیاد بود جواب های بهتری پیدا میشد. ولی این احتمال در روش های ۱ و ۳ که تعداد کمتری اجرا میشدند بوضوح کمتر بود. </text:span><text:span text:style-name="T5">هرچه سرعت کاهش کمتر باشد و تعداد آن زیاد باشد شانس پیدا کردن جواب بهتر بیشتر است. </text:span></text:p>
      <text:p text:style-name="P13">مسیله معادله</text:p>
      <text:p text:style-name="P9"/>
      <text:p text:style-name="P9">در این مسیله چند حالت تصادفی ساخته و طبق فایل <text:span text:style-name="T7">ضمیمه شده کد اجرا میشود. </text:span></text:p>
      <text:p text:style-name="P19"/>
      <text:p text:style-name="P19"><text:tab/>الف) عکس های این ۳ حالت مختلف طی مرور زمان برای یک خروجی در فایل equation قرار گرفته است.</text:p>
      <text:p text:style-name="P19"/>
      <text:p text:style-name="P19"><text:tab/>ب) اگر احتمال رخداد جهش را زیاد کنیم احتمال رسیدن به جواب بهینه نیز بیشتر میشود. اما این مشروط به </text:p>
      <text:p text:style-name="P19"><text:tab/>آن هست که جهش را اعداد با خوبی انجام دهیم، در غیر ایصورت نسل های بدتری تولید خواهند شد. برای مثال <text:tab/>اگر ما عدد جهش را تا ۴۰ بگذاریم نسل رفته رفته با هر جهش بدتر میشود ولی اگر آن را ۱۰ بگذاریم به مراتب <text:tab/></text:p>
      <text:p text:style-name="P19"><text:tab/>رشد بهتر خواهد شد.</text:p>
      <text:p text:style-name="P19"/>
      <text:p text:style-name="P19"><text:tab/>ج) <text:span text:style-name="T8">بنظر میرسد که در تعداد کم خیلی الگوریتم خوب عمل نمیکند و در تعداد اجراهای کمی به جواب بهینه <text:tab/>میرسد. همچنین اگر عدد را خیلی هم بالا ببریم همین نتیجه حاصل میشود. اما وقتی در تعداد میانه یعنی ۰.۳ </text:span></text:p>
      <text:p text:style-name="P19"><text:tab/><text:span text:style-name="T8">تا ۰.۵ قرار میدهیم بهترین جواب ها حاصل میشود.</text:span></text:p>
      <text:p text:style-name="P19"/>
      <text:p text:style-name="P19"><text:tab/><text:span text:style-name="T8">د) خیلی خیلی سریع تر به جواب خواهیم رسید. برای مثال اگر تعداد را ۵ بگذاریم تقریبا با ۳۰ بار تکرار حلقه به </text:span></text:p>
      <text:p text:style-name="P19"><text:tab/><text:span text:style-name="T8">جواب میرسیم. اما وقتی تعداد را ۱۰۰ میگذاریم اکثرا زیر ۱۰ به جواب خواهد رسی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 Homa" svg:font-family="'B 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0:08:53.025899531</meta:creation-date>
    <dc:date>2017-12-22T20:24:08.818162417</dc:date>
    <meta:editing-duration>PT1H7M57S</meta:editing-duration>
    <meta:editing-cycles>3</meta:editing-cycles>
    <meta:generator>LibreOffice/5.3.1.2$Linux_X86_64 LibreOffice_project/30m0$Build-2</meta:generator>
    <meta:document-statistic meta:table-count="0" meta:image-count="0" meta:object-count="0" meta:page-count="4" meta:paragraph-count="46" meta:word-count="980" meta:character-count="4195" meta:non-whitespace-character-count="3234"/>
  </office:meta>
</office:document-meta>
</file>